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Calibri2" svg:font-family="Calibri" style:font-adornments="Regular" style:font-pitch="variable"/>
    <style:font-face style:name="Cascadia Mono" svg:font-family="'Cascadia Mono'" style:font-adornments="Regular"/>
    <style:font-face style:name="Cascadia Mono1" svg:font-family="'Cascadia Mono'" style:font-adornments="Regular" style:font-pitch="variable"/>
    <style:font-face style:name="Cascadia Mono2" svg:font-family="'Cascadia Mono'"/>
    <style:font-face style:name="Cascadia Mono3" svg:font-family="'Cascadia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Green_5f_line">
      <style:graphic-properties draw:textarea-vertical-align="middle" fo:min-height="0.896cm" fo:min-width="2.75cm" style:writing-mode="lr-tb"/>
      <style:paragraph-properties style:writing-mode="lr-tb"/>
    </style:style>
    <style:style style:name="gr2" style:family="graphic" style:parent-style-name="Green_5f_line">
      <style:graphic-properties draw:textarea-vertical-align="middle" fo:min-height="0.461cm" fo:min-width="12.2cm" style:writing-mode="lr-tb"/>
      <style:paragraph-properties style:writing-mode="lr-tb"/>
    </style:style>
    <style:style style:name="gr3" style:family="graphic" style:parent-style-name="Green_5f_line">
      <style:graphic-properties draw:textarea-vertical-align="middle" fo:min-height="1.097cm" fo:min-width="2.163cm" style:writing-mode="lr-tb"/>
      <style:paragraph-properties style:writing-mode="lr-tb"/>
    </style:style>
    <style:style style:name="gr4" style:family="graphic" style:parent-style-name="objectwithoutfill">
      <style:graphic-properties svg:stroke-color="#158466" draw:fill="none" draw:textarea-vertical-align="middle"/>
    </style:style>
    <style:style style:name="P1" style:family="paragraph">
      <style:paragraph-properties style:writing-mode="lr-tb"/>
    </style:style>
    <style:style style:name="P2" style:family="paragraph">
      <style:paragraph-properties style:text-autospace="none"/>
    </style:style>
    <style:style style:name="P3" style:family="paragraph">
      <style:paragraph-properties fo:margin-left="0cm" fo:margin-right="0cm" fo:margin-top="0cm" fo:margin-bottom="0.282cm" fo:line-height="108%" fo:text-align="center" fo:text-indent="0cm" style:text-autospace="none"/>
      <style:text-properties style:font-name="Calibri" fo:font-size="11pt" fo:language="en" fo:country="US" style:letter-kerning="true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P4" style:family="paragraph">
      <style:paragraph-properties fo:margin-left="0cm" fo:margin-right="0cm" fo:margin-top="0cm" fo:margin-bottom="0.282cm" fo:line-height="108%" fo:text-align="center" fo:text-indent="0cm" style:text-autospace="none" style:writing-mode="lr-tb"/>
      <style:text-properties style:font-name="Calibri" fo:font-size="11pt" fo:language="en" fo:country="US" style:letter-kerning="true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P5" style:family="paragraph">
      <style:paragraph-properties style:text-autospace="none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none">
        <style:tab-stops/>
      </style:paragraph-properties>
      <style:text-properties style:use-window-font-color="true" loext:opacity="0%"/>
    </style:style>
    <style:style style:name="P7" style:family="paragraph">
      <style:paragraph-properties style:text-autospace="none" style:writing-mode="lr-tb"/>
      <style:text-properties style:use-window-font-color="true" loext:opacity="0%" loext:color-lum-mod="100%" loext:color-lum-off="0%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Cascadia Mono2" fo:font-size="9.5pt" fo:font-style="normal" fo:text-shadow="none" style:text-underline-style="none" fo:font-weight="normal" style:letter-kerning="true" style:font-name-asian="Cascadia Mono2" style:font-size-asian="9.5pt" style:font-style-asian="normal" style:font-weight-asian="normal" style:font-name-complex="Cascadia Mono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808080" loext:opacity="100%" style:text-outline="false" style:text-line-through-style="none" style:text-line-through-type="none" style:font-name="Cascadia Mono2" fo:font-size="9.5pt" fo:font-style="normal" fo:text-shadow="none" style:text-underline-style="none" fo:font-weight="normal" style:letter-kerning="true" style:font-name-asian="Cascadia Mono2" style:font-size-asian="9.5pt" style:font-style-asian="normal" style:font-weight-asian="normal" style:font-name-complex="Cascadia Mono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alibri" fo:font-size="11pt" fo:language="ru" fo:country="RU" style:letter-kerning="true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T4" style:family="text">
      <style:text-properties style:font-name="Calibri" fo:font-size="11pt" fo:language="none" fo:country="none" style:letter-kerning="true" style:font-name-asian="Calibri" style:font-size-asian="11pt" style:language-asian="none" style:country-asian="none" style:font-name-complex="Times New Roman" style:font-size-complex="11pt" style:language-complex="ar" style:country-complex="SA"/>
    </style:style>
    <style:style style:name="T5" style:family="text">
      <style:text-properties fo:font-variant="normal" fo:text-transform="none" style:text-outline="false" style:text-line-through-style="none" style:text-line-through-type="none" style:font-name="Cascadia Mono2" fo:font-size="9.5pt" fo:font-style="normal" fo:text-shadow="none" style:text-underline-style="none" fo:font-weight="normal" style:letter-kerning="true" style:font-name-asian="Cascadia Mono2" style:font-size-asian="9.5pt" style:font-style-asian="normal" style:font-weight-asian="normal" style:font-name-complex="Cascadia Mono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6f008a" loext:opacity="100%" style:text-outline="false" style:text-line-through-style="none" style:text-line-through-type="none" style:font-name="Cascadia Mono2" fo:font-size="9.5pt" fo:font-style="normal" fo:text-shadow="none" style:text-underline-style="none" fo:font-weight="normal" style:letter-kerning="true" style:font-name-asian="Cascadia Mono2" style:font-size-asian="9.5pt" style:font-style-asian="normal" style:font-weight-asian="normal" style:font-name-complex="Cascadia Mono2" style:font-size-complex="9.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Cascadia Mono2" fo:font-size="9.5pt" fo:font-style="normal" fo:text-shadow="none" style:text-underline-style="none" fo:font-weight="normal" style:letter-kerning="true" style:font-name-asian="Cascadia Mono2" style:font-size-asian="9.5pt" style:font-style-asian="normal" style:font-weight-asian="normal" style:font-name-complex="Cascadia Mono2" style:font-size-complex="9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048cm" svg:height="1.27cm" svg:x="8.048cm" svg:y="2.587cm">
          <text:p>Начало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7" draw:id="id7" draw:layer="layout" svg:width="3.048cm" svg:height="1.27cm" svg:x="8.048cm" svg:y="11.795cm">
          <text:p>Конец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4" draw:id="id4" draw:layer="layout" svg:width="12.7cm" svg:height="0.711cm" svg:x="3.222cm" svg:y="7.274cm">
          <text:p text:style-name="P2"><text:span text:style-name="T1">z1 = cos(</text:span><text:span text:style-name="T2">a</text:span><text:span text:style-name="T1">) + sin(</text:span><text:span text:style-name="T2">a</text:span><text:span text:style-name="T1">) + cos(3 * </text:span><text:span text:style-name="T2">a</text:span><text:span text:style-name="T1">) + sin(3 * </text:span><text:span text:style-name="T2">a</text:span><text:span text:style-name="T1">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xml:id="id6" draw:id="id6" draw:layer="layout" svg:width="4.375cm" svg:height="1.346cm" svg:x="7.385cm" svg:y="9.89cm">
          <text:p text:style-name="P3"><text:span text:style-name="T3">Вывод </text:span><text:span text:style-name="T4">a, z1, z2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5" xml:id="id5" draw:id="id5" draw:layer="layout" svg:width="12.7cm" svg:height="0.711cm" svg:x="3.222cm" svg:y="8.62cm">
          <text:p text:style-name="P2"><text:span text:style-name="T5">z2 = </text:span><text:span text:style-name="T1">2 * pow(2, 0.5) * cos(</text:span><text:span text:style-name="T2">a</text:span><text:span text:style-name="T1">) * sin(</text:span><text:span text:style-name="T6">M_PI</text:span><text:span text:style-name="T1"> / 4 + 2 * </text:span><text:span text:style-name="T2">a</text:span><text:span text:style-name="T1">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7" xml:id="id2" draw:id="id2" draw:layer="layout" svg:width="12.7cm" svg:height="0.711cm" svg:x="3.222cm" svg:y="4.492cm">
          <text:p text:style-name="P6"><text:span text:style-name="T7">srand((unsigned)time(NULL) * (i+1) % 100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5" xml:id="id3" draw:id="id3" draw:layer="layout" svg:width="12.7cm" svg:height="0.711cm" svg:x="3.222cm" svg:y="5.849cm">
          <text:p text:style-name="P2"><text:span text:style-name="T1">a = rand() % 63 / 10.0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8" draw:layer="layout" draw:type="line" svg:x1="9.572cm" svg:y1="3.857cm" svg:x2="9.572cm" svg:y2="4.492cm" draw:start-shape="id1" draw:start-glue-point="6" draw:end-shape="id2" draw:end-glue-point="4" svg:d="M9572 3857v635" svg:viewBox="0 0 1 636">
          <text:p/>
        </draw:connector>
        <draw:connector draw:style-name="gr4" draw:text-style-name="P8" draw:layer="layout" draw:type="line" svg:x1="9.572cm" svg:y1="5.203cm" svg:x2="9.572cm" svg:y2="5.849cm" draw:start-shape="id2" draw:start-glue-point="6" draw:end-shape="id3" draw:end-glue-point="4" svg:d="M9572 5203v646" svg:viewBox="0 0 1 647">
          <text:p/>
        </draw:connector>
        <draw:connector draw:style-name="gr4" draw:text-style-name="P8" draw:layer="layout" draw:type="line" svg:x1="9.572cm" svg:y1="6.56cm" svg:x2="9.572cm" svg:y2="7.274cm" draw:start-shape="id3" draw:start-glue-point="6" draw:end-shape="id4" draw:end-glue-point="4" svg:d="M9572 6560v714" svg:viewBox="0 0 1 715">
          <text:p/>
        </draw:connector>
        <draw:connector draw:style-name="gr4" draw:text-style-name="P8" draw:layer="layout" draw:type="line" svg:x1="9.572cm" svg:y1="7.985cm" svg:x2="9.572cm" svg:y2="8.62cm" draw:start-shape="id4" draw:start-glue-point="6" draw:end-shape="id5" draw:end-glue-point="4" svg:d="M9572 7985v635" svg:viewBox="0 0 1 636">
          <text:p/>
        </draw:connector>
        <draw:connector draw:style-name="gr4" draw:text-style-name="P8" draw:layer="layout" draw:type="line" svg:x1="9.572cm" svg:y1="9.331cm" svg:x2="9.573cm" svg:y2="9.89cm" draw:start-shape="id5" draw:start-glue-point="6" draw:end-shape="id6" draw:end-glue-point="5" svg:d="M9572 9331l1 559" svg:viewBox="0 0 2 560">
          <text:p/>
        </draw:connector>
        <draw:connector draw:style-name="gr4" draw:text-style-name="P8" draw:layer="layout" draw:type="line" svg:x1="9.573cm" svg:y1="11.236cm" svg:x2="9.572cm" svg:y2="11.795cm" draw:start-shape="id6" draw:start-glue-point="8" draw:end-shape="id7" draw:end-glue-point="4" svg:d="M9573 11236l-1 559" svg:viewBox="0 0 2 56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Calibri2" svg:font-family="Calibri" style:font-adornments="Regular" style:font-pitch="variable"/>
    <style:font-face style:name="Cascadia Mono" svg:font-family="'Cascadia Mono'" style:font-adornments="Regular"/>
    <style:font-face style:name="Cascadia Mono1" svg:font-family="'Cascadia Mono'" style:font-adornments="Regular" style:font-pitch="variable"/>
    <style:font-face style:name="Cascadia Mono2" svg:font-family="'Cascadia Mono'"/>
    <style:font-face style:name="Cascadia Mono3" svg:font-family="'Cascadia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2" draw:display-name="Arrowheads 2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graphic-properties draw:fill="solid" draw:fill-color="#729fcf" draw:auto-grow-height="false"/>
      <style:paragraph-properties fo:margin-left="0cm" fo:margin-right="0cm" fo:margin-top="0cm" fo:margin-bottom="0cm" fo:line-height="108%" fo:text-align="center" fo:text-indent="0cm" style:text-autospace="ideograph-alpha"/>
      <style:text-properties style:font-name="Calibri" fo:font-family="Calibri" style:font-family-generic="swiss" style:font-pitch="variable" fo:font-size="11pt" fo:language="en" fo:country="US" style:letter-kerning="tru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Green_5f_line" style:display-name="Green_line" style:family="graphic" style:parent-style-name="standard">
      <style:graphic-properties draw:stroke-dash="Dash_20_Dot_20_4" svg:stroke-width="0cm" svg:stroke-color="#158466" draw:marker-start-width="0.203cm" draw:marker-end="Arrowheads_20_22" draw:marker-end-width="0.305cm" draw:fill="none" loext:fill-use-slide-background="false" draw:textarea-horizontal-align="justify" draw:auto-grow-height="false" fo:wrap-option="no-wrap"/>
      <style:paragraph-properties fo:text-align="center">
        <style:tab-stops/>
      </style:paragraph-properties>
      <style:text-properties style:font-name="Calibri1" fo:font-family="Calibri" style:font-style-name="Regular" style:font-family-generic="swiss" style:font-pitch="variable" fo:font-size="11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8T07:04:17.760000000</meta:creation-date>
    <meta:generator>LibreOffice/7.5.7.1$Windows_X86_64 LibreOffice_project/47eb0cf7efbacdee9b19ae25d6752381ede23126</meta:generator>
    <dc:date>2023-12-30T23:08:39.683000000</dc:date>
    <meta:editing-duration>PT6H53M40S</meta:editing-duration>
    <meta:editing-cycles>50</meta:editing-cycles>
    <meta:document-statistic meta:object-count="13"/>
  </office:meta>
</office:document-meta>
</file>